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4ec70" officeooo:paragraph-rsid="0044ec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11dc8" officeooo:paragraph-rsid="00711d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5bef2" officeooo:paragraph-rsid="0075bef2" style:font-weight-asian="bold" style:font-weight-complex="bold"/>
    </style:style>
    <style:style style:name="P8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9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10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11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12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13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4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5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6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7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8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9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weight="normal" officeooo:rsid="0044ec70" officeooo:paragraph-rsid="0044ec7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a3fa0" officeooo:paragraph-rsid="006a3f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6a6991" officeooo:paragraph-rsid="006a699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b81d4" officeooo:paragraph-rsid="006b81d4" style:font-weight-asian="normal" style:font-weight-complex="normal"/>
    </style:style>
    <style:style style:name="P24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26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27" style:family="paragraph" style:parent-style-name="Standard">
      <style:text-properties fo:font-weight="normal" officeooo:rsid="00795383" officeooo:paragraph-rsid="00795383" style:font-weight-asian="normal" style:font-weight-complex="normal"/>
    </style:style>
    <style:style style:name="P28" style:family="paragraph" style:parent-style-name="Standard">
      <style:text-properties fo:font-weight="normal" officeooo:rsid="007ce23f" officeooo:paragraph-rsid="007ce23f" style:font-weight-asian="normal" style:font-weight-complex="normal"/>
    </style:style>
    <style:style style:name="P29" style:family="paragraph" style:parent-style-name="Standard">
      <style:text-properties fo:font-weight="normal" officeooo:rsid="0081edf3" officeooo:paragraph-rsid="0081edf3" style:font-weight-asian="normal" style:font-weight-complex="normal"/>
    </style:style>
    <style:style style:name="P30" style:family="paragraph" style:parent-style-name="Standard">
      <style:text-properties fo:font-weight="normal" officeooo:rsid="00825710" officeooo:paragraph-rsid="00825710" style:font-weight-asian="normal" style:font-weight-complex="normal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T23" style:family="text">
      <style:text-properties officeooo:rsid="006a6991"/>
    </style:style>
    <style:style style:name="T24" style:family="text">
      <style:text-properties officeooo:rsid="006ae92a"/>
    </style:style>
    <style:style style:name="T25" style:family="text">
      <style:text-properties officeooo:rsid="006b81d4"/>
    </style:style>
    <style:style style:name="T26" style:family="text">
      <style:text-properties officeooo:rsid="0077fc18"/>
    </style:style>
    <style:style style:name="T27" style:family="text">
      <style:text-properties officeooo:rsid="007cf55b"/>
    </style:style>
    <style:style style:name="T28" style:family="text">
      <style:text-properties officeooo:rsid="00802d41"/>
    </style:style>
    <style:style style:name="T29" style:family="text">
      <style:text-properties officeooo:rsid="0081edf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24">View Django Model Admin documentation</text:p>
      <text:p text:style-name="P24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24">https://www.revsys.com/static/images/django-1.5-cheatsheet.pdf</text:p>
      <text:p text:style-name="P25">ccbv.co.uk</text:p>
      <text:p text:style-name="P25"/>
      <text:p text:style-name="P2"/>
      <text:p text:style-name="P2">=&gt; Overriding save method in models</text:p>
      <text:p text:style-name="P8">from django.utils.text import slugify</text:p>
      <text:p text:style-name="P9">Use Slugify module to create slugs, <text:span text:style-name="T1">use slugify function and use super().save() to override the method </text:span></text:p>
      <text:p text:style-name="P10">makemigrations, migrate</text:p>
      <text:p text:style-name="P1"/>
      <text:p text:style-name="P1">=&gt; Fetch data in tabular form <text:span text:style-name="T2">of the particular model</text:span></text:p>
      <text:p text:style-name="P11">admin.py &gt; <text:span text:style-name="T3">creating a class. CategoryAdmin</text:span></text:p>
      <text:p text:style-name="P11"/>
      <text:p text:style-name="P11"/>
      <text:p text:style-name="P3">&lt;---------------------------------------------------------------&gt;</text:p>
      <text:p text:style-name="P12">In views, def a function <text:span text:style-name="T4">to show views as in django, views act as a controller. </text:span></text:p>
      <text:p text:style-name="P13">Return the rendered object</text:p>
      <text:p text:style-name="P13"/>
      <text:p text:style-name="P14">Create URL.py file in each app</text:p>
      <text:p text:style-name="P15">On url, import views <text:span text:style-name="T5">on url and create path() to navigate</text:span></text:p>
      <text:p text:style-name="P15"/>
      <text:p text:style-name="P16">Zinza template {{ <text:s/>}} is used to display in template</text:p>
      <text:p text:style-name="P17"/>
      <text:p text:style-name="P17">For condition in template, use {% if condition %}……<text:span text:style-name="T7">{% else %}</text:span>….. <text:span text:style-name="T6">{% endif %}</text:span></text:p>
      <text:p text:style-name="P17"/>
      <text:p text:style-name="P18">For Loop, use {% for i in data %}………………..{% endfor %}</text:p>
      <text:p text:style-name="P14"/>
      <text:p text:style-name="P14"/>
      <text:p text:style-name="P14">---------------------<text:span text:style-name="T8">Creating a login page -----------------------------------</text:span></text:p>
      <text:p text:style-name="P19">- Create an app user_profile</text:p>
      <text:p text:style-name="P19">- <text:span text:style-name="T12">Register app in the settings.py file of base project</text:span></text:p>
      <text:p text:style-name="P19">- <text:span text:style-name="T9">Create urls.py file in each app, this is where all the routing for the app is given.</text:span></text:p>
      <text:p text:style-name="P19">- <text:span text:style-name="T10">Map/Include urls.py of each app with the base project urls.py</text:span></text:p>
      <text:p text:style-name="P19">- <text:span text:style-name="T11">If using namespace in base urls file, define the namespace as app_name in particular app’s urls.py</text:span></text:p>
      <text:p text:style-name="P19">- <text:span text:style-name="T13">Import, loginview and logoutview from django library in url file.</text:span></text:p>
      <text:p text:style-name="P19">- <text:span text:style-name="T14">At form take csrf_token, otherwise, forbidden to the page occurs</text:span></text:p>
      <text:p text:style-name="P19">- LOGIN_REDIRECT_URL = '/' <text:span text:style-name="T15">at settings, then redirects to the / =&gt; home page after logged in</text:span></text:p>
      <text:p text:style-name="P19"/>
      <text:p text:style-name="P19"/>
      <text:p text:style-name="P4">------------------------- <text:span text:style-name="T16">Creating base templates----------------------------------</text:span></text:p>
      <text:p text:style-name="P19">- <text:span text:style-name="T17">Create a templates folder in base project dir</text:span></text:p>
      <text:p text:style-name="P19">- <text:span text:style-name="T18">Create a base.html file inside the folder and make dynamic</text:span></text:p>
      <text:p text:style-name="P19">- <text:span text:style-name="T21">Register the dir in settings, as templates-&gt;dir</text:span></text:p>
      <text:p text:style-name="P19">- <text:span text:style-name="T19">Now extends the file in apps templates</text:span></text:p>
      <text:p text:style-name="P19">- <text:span text:style-name="T20">Create static folder in base dir</text:span></text:p>
      <text:p text:style-name="P19">- <text:span text:style-name="T20">Register the dir in settings, as staticfiles_dir</text:span></text:p>
      <text:p text:style-name="P19">- <text:span text:style-name="T22">{% load staticfiles %} at top of base.html and link to the css</text:span></text:p>
      <text:p text:style-name="P20"/>
      <text:p text:style-name="P5">----------------------- <text:span text:style-name="T23">Query set test should be done in shell -----------------------</text:span></text:p>
      <text:p text:style-name="P7">Can also be viewed in views. </text:p>
      <text:p text:style-name="P21">python manage.py shell, env should be activated</text:p>
      <text:p text:style-name="P6">View objects of category</text:p>
      <text:p text:style-name="P21"><text:soft-page-break/>from apps.quiz.models import Category</text:p>
      <text:p text:style-name="P22"><text:span text:style-name="T25">c = C</text:span>ategory.objects.<text:span text:style-name="T24">all()</text:span></text:p>
      <text:p text:style-name="P23">for i in c:</text:p>
      <text:p text:style-name="P23"><text:tab/>print(i.name)</text:p>
      <text:p text:style-name="P19"/>
      <text:p text:style-name="P19"/>
      <text:p text:style-name="P19">----------------------------- <text:span text:style-name="T26">Query Sets----------------------------</text:span></text:p>
      <text:p text:style-name="P27">field lookups are used as __function()</text:p>
      <text:p text:style-name="P27"/>
      <text:p text:style-name="P19"><text:a xlink:type="simple" xlink:href="https://docs.djangoproject.com/en/2.1/ref/models/querysets/" text:style-name="Internet_20_link" text:visited-style-name="Visited_20_Internet_20_Link">https://docs.djangoproject.com/en/2.1/ref/models/querysets/</text:a></text:p>
      <text:p text:style-name="P28">annotate(), aggregate(), prefetch_related(), select_related(), raw(), <text:span text:style-name="T27">select_for_update(), bulk_create(), </text:span></text:p>
      <text:p text:style-name="P28"/>
      <text:p text:style-name="P28"/>
      <text:p text:style-name="P28">------------------------------------ <text:span text:style-name="T28">Signals-----------------------------</text:span></text:p>
      <text:p text:style-name="P28">https://docs.djangoproject.com/en/2.1/topics/signals/</text:p>
      <text:p text:style-name="P19"/>
      <text:p text:style-name="P19"/>
      <text:p text:style-name="P19">---------------------- <text:span text:style-name="T29">Creating profile-------------</text:span></text:p>
      <text:p text:style-name="P29">see models of user_profile</text:p>
      <text:p text:style-name="P30">register in app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5T19:24:33.937411197</dc:date>
    <meta:editing-duration>PT5H36M23S</meta:editing-duration>
    <meta:editing-cycles>78</meta:editing-cycles>
    <meta:generator>LibreOffice/6.0.6.2$Linux_X86_64 LibreOffice_project/00m0$Build-2</meta:generator>
    <meta:document-statistic meta:table-count="0" meta:image-count="0" meta:object-count="0" meta:page-count="2" meta:paragraph-count="52" meta:word-count="370" meta:character-count="2734" meta:non-whitespace-character-count="2412"/>
  </office:meta>
</office:document-meta>
</file>